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C’era una volta un bambino.</text:span></text:p>
      <text:p text:style-name="P1"><text:span text:style-name="T1">Questo bambino era assolutamente normale.</text:span></text:p>
      <text:p text:style-name="P2"><text:span text:style-name="T1">Almeno fino all’incidente.<text:line-break/>Adesso quel bambino è due bambini, Jonny e Kenny.</text:span></text:p>
      <text:p text:style-name="P2"><text:span text:style-name="T1">Disturbo della personalità multipla, una mente divisa.<text:line-break/>Uno soffre di agorafobia, la paura degli spazi aperti e preferisce restare in casa, al sicuro.<text:line-break/>L’altro soffre di claustrofobia, e restare in un ambiente chiuso da quattro mura lo fa soffocare.<text:line-break/>La loro sfida è costante, un infinito tiro alla fune tra le due personalità per fin’ora ha permesso ai due di condurre una vita relativamente normale…almeno finché non sono da soli.<text:line-break/>Quando sono da soli, che sia perchè i genitori dormono, sono usciti o semplicemente nessuno li guarda, la sfida si intensifica mentre i due cercano di prendere il predominio l’uno sull’altro e…fuggire a casa.</text:span></text:p>
      <text:p text:style-name="P4"><text:span text:style-name="T1">Questa notte i genitori stanno dormendo profondamente e Kenny ha deciso che è il momento di riprovare a scappare da quella prigione, per poter finalmente correre libero fuori da lì.<text:line-break/>Jonny non può permetterlo.</text:span></text:p>
      <text:p text:style-name="P5"><text:span text:style-name="T1">Solo a casa si sente al sicuro, lo spazio aperto lo fa sentire perso e confuso, quindi farà tutto quello che è in suo potere pur di restare al chiuso nella sicurezza della sua casa.</text:span></text:p>
      <text:p text:style-name="P5"><text:span text:style-name="T1">Questa è casa sua e Jonny vuole restare.</text:span></text:p>
      <text:p text:style-name="P5"><text:span text:style-name="T1">Questa non è casa sua e Kenny vuole scappare.</text:span></text:p>
      <text:p text:style-name="P5"><text:span text:style-name="T1">Stavolta però è una notte particolare.<text:line-break/>Nessuno dei due può più farcela a sopravvivere in questo modo, questa sarà l'ultima notte....per uno dei due.<text:line-break/>Se all'alba Jonny sarà riuscito a restare al sicuro nella sua casa allora Kenny non potrà più sopravvivere e scomparirà...ma lo stesso se Kenny riesce a guadagnare l'agognata libertà, scappando oltre i cancelli del giardino.<text:line-break/>Chi sopravviverà a questa notte...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